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ToolboxManager.load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ToolboxManager.XMLToolbox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ToolboxManager.getRu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ToolboxManager.getToolbox( Object init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ToolboxManager.addData( ToolInfo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ToolboxManager.addTool( ToolInfo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ToolboxManager.validateToolInfo( ToolInfo 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ToolboxManager.load(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